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361in" style:rel-column-width="40498*"/>
    </style:style>
    <style:style style:name="Table1.B" style:family="table-column">
      <style:table-column-properties style:column-width="2.5569in" style:rel-column-width="25037*"/>
    </style:style>
    <style:style style:name="Table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c46bb" officeooo:paragraph-rsid="001c46bb"/>
    </style:style>
    <style:style style:name="P5" style:family="paragraph" style:parent-style-name="Table_20_Contents">
      <style:text-properties officeooo:rsid="001bd6df" officeooo:paragraph-rsid="001bd6df"/>
    </style:style>
    <style:style style:name="P6" style:family="paragraph" style:parent-style-name="Text_20_body">
      <style:text-properties officeooo:rsid="001bd6df" officeooo:paragraph-rsid="001bd6df"/>
    </style:style>
    <style:style style:name="P7" style:family="paragraph" style:parent-style-name="Text_20_body">
      <style:text-properties officeooo:paragraph-rsid="001bd6df"/>
    </style:style>
    <style:style style:name="P8" style:family="paragraph" style:parent-style-name="Table_20_Contents">
      <style:text-properties style:text-position="0% 100%" fo:font-weight="normal" officeooo:rsid="001bd6df" officeooo:paragraph-rsid="001bd6df" style:font-weight-asian="normal" style:font-weight-complex="normal"/>
    </style:style>
    <style:style style:name="P9" style:family="paragraph" style:parent-style-name="Heading_20_1">
      <style:paragraph-properties fo:break-before="page"/>
      <style:text-properties officeooo:rsid="001b0b87" officeooo:paragraph-rsid="001b0b87"/>
    </style:style>
    <style:style style:name="P10" style:family="paragraph" style:parent-style-name="Heading_20_1">
      <style:text-properties officeooo:rsid="001c46bb" officeooo:paragraph-rsid="001c46bb"/>
    </style:style>
    <style:style style:name="P11" style:family="paragraph" style:parent-style-name="Heading_20_2">
      <style:text-properties officeooo:rsid="001bd6df" officeooo:paragraph-rsid="001bd6df"/>
    </style:style>
    <style:style style:name="P12" style:family="paragraph" style:parent-style-name="Heading_20_2">
      <style:text-properties officeooo:rsid="001c46bb" officeooo:paragraph-rsid="001c46bb"/>
    </style:style>
    <style:style style:name="P13" style:family="paragraph" style:parent-style-name="Text_20_body" style:list-style-name="L1">
      <style:text-properties officeooo:rsid="001bd6df" officeooo:paragraph-rsid="001bd6df"/>
    </style:style>
    <style:style style:name="P14" style:family="paragraph" style:parent-style-name="Text_20_body" style:list-style-name="L2">
      <style:text-properties officeooo:rsid="001bd6df" officeooo:paragraph-rsid="001bd6df"/>
    </style:style>
    <style:style style:name="P15" style:family="paragraph" style:parent-style-name="Text_20_body" style:list-style-name="L3">
      <style:text-properties officeooo:rsid="001bd6df" officeooo:paragraph-rsid="001bd6df"/>
    </style:style>
    <style:style style:name="P16" style:family="paragraph" style:parent-style-name="Text_20_body" style:list-style-name="L4">
      <style:text-properties officeooo:rsid="001bd6df" officeooo:paragraph-rsid="001bd6df"/>
    </style:style>
    <style:style style:name="P17" style:family="paragraph" style:parent-style-name="Text_20_body" style:list-style-name="L5">
      <style:text-properties officeooo:rsid="001bd6df" officeooo:paragraph-rsid="001bd6df"/>
    </style:style>
    <style:style style:name="P18" style:family="paragraph" style:parent-style-name="Text_20_body" style:list-style-name="L3">
      <style:text-properties fo:font-weight="normal" officeooo:rsid="001bd6df" officeooo:paragraph-rsid="001bd6df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bd6df" officeooo:paragraph-rsid="001bd6df" style:font-weight-asian="normal" style:font-weight-complex="normal"/>
    </style:style>
    <style:style style:name="P20" style:family="paragraph" style:parent-style-name="Text_20_body" style:list-style-name="L3">
      <style:text-properties fo:font-weight="bold" officeooo:rsid="001bd6df" officeooo:paragraph-rsid="001bd6df" style:font-weight-asian="bold" style:font-weight-complex="bold"/>
    </style:style>
    <style:style style:name="P21" style:family="paragraph" style:parent-style-name="Text_20_body" style:list-style-name="L5">
      <style:text-properties officeooo:rsid="001c46bb" officeooo:paragraph-rsid="001c46bb"/>
    </style:style>
    <style:style style:name="P22" style:family="paragraph" style:parent-style-name="Text_20_body" style:list-style-name="L6">
      <style:text-properties officeooo:rsid="001e0f66" officeooo:paragraph-rsid="001e0f66"/>
    </style:style>
    <style:style style:name="P23" style:family="paragraph" style:parent-style-name="Text_20_body">
      <style:text-properties officeooo:rsid="001e0f66" officeooo:paragraph-rsid="001e0f66"/>
    </style:style>
    <style:style style:name="P24" style:family="paragraph" style:parent-style-name="Text_20_body" style:list-style-name="L7">
      <style:text-properties officeooo:rsid="001e0f66" officeooo:paragraph-rsid="001e0f66"/>
    </style:style>
    <style:style style:name="P25" style:family="paragraph" style:parent-style-name="Text_20_body" style:list-style-name="L8">
      <style:text-properties officeooo:rsid="001e0f66" officeooo:paragraph-rsid="001e0f66"/>
    </style:style>
    <style:style style:name="P26" style:family="paragraph" style:parent-style-name="Text_20_body" style:list-style-name="L9">
      <style:text-properties officeooo:rsid="001e0f66" officeooo:paragraph-rsid="001e0f66"/>
    </style:style>
    <style:style style:name="P27" style:family="paragraph" style:parent-style-name="Text_20_body" style:list-style-name="L10">
      <style:text-properties officeooo:rsid="001e0f66" officeooo:paragraph-rsid="001e0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46b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4225_776012695" text:style-name="Index_20_Link" text:visited-style-name="Index_20_Link">Übertragen der SEL auf Einzelbilder<text:tab/>2</text:a></text:p>
          <text:p text:style-name="P3"><text:a xlink:type="simple" xlink:href="#__RefHeading___Toc14227_776012695" text:style-name="Index_20_Link" text:visited-style-name="Index_20_Link">Aufbau der Daten<text:tab/>2</text:a></text:p>
          <text:p text:style-name="P3"><text:a xlink:type="simple" xlink:href="#__RefHeading___Toc14229_776012695" text:style-name="Index_20_Link" text:visited-style-name="Index_20_Link">Vorbereitungen<text:tab/>2</text:a></text:p>
          <text:p text:style-name="P3"><text:a xlink:type="simple" xlink:href="#__RefHeading___Toc14231_776012695" text:style-name="Index_20_Link" text:visited-style-name="Index_20_Link">Extrahieren der SEL-Koordinaten aus den *.txt Files<text:tab/>3</text:a></text:p>
          <text:p text:style-name="P3"><text:a xlink:type="simple" xlink:href="#__RefHeading___Toc14233_776012695" text:style-name="Index_20_Link" text:visited-style-name="Index_20_Link">Einzeichnen der SEL auf den Bildern<text:tab/>3</text:a></text:p>
          <text:p text:style-name="P2"><text:a xlink:type="simple" xlink:href="#__RefHeading___Toc14235_776012695" text:style-name="Index_20_Link" text:visited-style-name="Index_20_Link">Zusammenfügen<text:tab/>4</text:a></text:p>
          <text:p text:style-name="P3"><text:a xlink:type="simple" xlink:href="#__RefHeading___Toc14237_776012695" text:style-name="Index_20_Link" text:visited-style-name="Index_20_Link">Hugin<text:tab/>4</text:a></text:p>
          <text:p text:style-name="P3"><text:a xlink:type="simple" xlink:href="#__RefHeading___Toc14239_776012695" text:style-name="Index_20_Link" text:visited-style-name="Index_20_Link">Python – Panorama<text:tab/>4</text:a></text:p>
          <text:p text:style-name="P3"><text:a xlink:type="simple" xlink:href="#__RefHeading___Toc14241_776012695" text:style-name="Index_20_Link" text:visited-style-name="Index_20_Link">Python – Homograpie<text:tab/>4</text:a></text:p>
          <text:p text:style-name="P3"><text:a xlink:type="simple" xlink:href="#__RefHeading___Toc14243_776012695" text:style-name="Index_20_Link" text:visited-style-name="Index_20_Link">Manuell<text:tab/>4</text:a></text:p>
        </text:index-body>
      </text:table-of-content>
      <text:p text:style-name="Text_20_body"/>
      <text:h text:style-name="P9" text:outline-level="1"><text:bookmark-start text:name="__RefHeading___Toc14225_776012695"/>Übertragen der SEL auf Einzelbilder<text:bookmark-end text:name="__RefHeading___Toc14225_776012695"/></text:h>
      <text:h text:style-name="P11" text:outline-level="2"><text:bookmark-start text:name="__RefHeading___Toc14227_776012695"/>Aufbau der Daten<text:bookmark-end text:name="__RefHeading___Toc14227_776012695"/></text:h>
      <text:list xml:id="list1158983751" text:style-name="L1">
        <text:list-item>
          <text:p text:style-name="P13">Mikroskopbilder: Name = Jenamicro18_fs&lt;Spalte&gt;&lt;Zeile&gt;.tif (z.B. Jenamicro18_fs12.tif)</text:p>
        </text:list-item>
        <text:list-item>
          <text:p text:style-name="P13">Textdateien:</text:p>
          <text:list>
            <text:list-item>
              <text:p text:style-name="P13">6 oberste Zeilen = Header</text:p>
            </text:list-item>
            <text:list-item>
              <text:p text:style-name="P13">jede Zeile entspricht einer beschossenen Koordinate mit 5 Werten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4">x-Koordinate auf korrespondierenden Scanbereich bezogen auf einen 12bit ADC <text:s text:c="4"/>(!= Bildkoordinaten)</text:p>
                </text:list-item>
                <text:list-item>
                  <text:p text:style-name="P14">y-Koordinate auf Korrespondierenden Scanbereich bezogen auf einen 12bit ADC <text:s text:c="4"/>(!= Bildkoordinaten)</text:p>
                </text:list-item>
                <text:list-item>
                  <text:p text:style-name="P14">LatchUp (0 – kein SEL, 4 – SEL )</text:p>
                </text:list-item>
                <text:list-item>
                  <text:p text:style-name="P14">möglicher ADC Eingang (hier n.A.)</text:p>
                </text:list-item>
                <text:list-item>
                  <text:p text:style-name="P14">Wert des Channeltron (korrespondiert zur Anzahl der Ausgetretenen Elektronen)</text:p>
                </text:list-item>
              </text:list>
            </text:list-item>
          </text:list>
        </text:list-item>
      </text:list>
      <text:list xml:id="list131424756423092" text:continue-list="list1158983751" text:style-name="L1">
        <text:list-item>
          <text:p text:style-name="P13">25 Scanbereiche mit je einem Bild und einer *.txt Datei</text:p>
        </text:list-item>
        <text:list-item>
          <text:p text:style-name="P13">Dokumentation:</text:p>
          <text:list>
            <text:list-item>
              <text:p text:style-name="P13">Bilder: Objektiv mit 5x Vergrößerung</text:p>
              <text:list>
                <text:list-item>
                  <text:p text:style-name="P13">x: 597px = 900µm</text:p>
                </text:list-item>
                <text:list-item>
                  <text:p text:style-name="P13">y: 461px = 700µm</text:p>
                </text:list-item>
              </text:list>
            </text:list-item>
            <text:list-item>
              <text:p text:style-name="P13">Daten: Ablenkung der Elektronen</text:p>
              <text:list>
                <text:list-item>
                  <text:p text:style-name="P13">x = 9*33.7µm = 303.3µm</text:p>
                </text:list-item>
                <text:list-item>
                  <text:p text:style-name="P13">y = 9*35.7µm = 321.3µm</text:p>
                </text:list-item>
              </text:list>
            </text:list-item>
          </text:list>
        </text:list-item>
      </text:list>
      <text:h text:style-name="P11" text:outline-level="2"><text:bookmark-start text:name="__RefHeading___Toc14229_776012695"/>Vorbereitungen<text:bookmark-end text:name="__RefHeading___Toc14229_776012695"/></text:h>
      <text:list text:style-name="L3">
        <text:list-item>
          <text:p text:style-name="P15">*.dat Dateien in Text umwandeln mit Hilfe des Perl-Skripts (‘extract_dat2txt.pl’, von GSI bereitgestellt)</text:p>
        </text:list-item>
        <text:list-item>
          <text:p text:style-name="P15">Ordnerstruktur:</text:p>
          <text:list>
            <text:list-item>
              <text:p text:style-name="P15">Pythonskripte (fun1.py, LatchUpMap_v0_9.py)</text:p>
            </text:list-item>
            <text:list-item>
              <text:p text:style-name="P15">Unterordner: <text:span text:style-name="T1">pics</text:span></text:p>
              <text:list>
                <text:list-item>
                  <text:p text:style-name="P15">Mikroskopbilder</text:p>
                </text:list-item>
                <text:list-item>
                  <text:p text:style-name="P15">Unterordner: <text:span text:style-name="T1">Latchup </text:span><text:span text:style-name="T4">(Generierte Bilder werden hier gespeichert)</text:span></text:p>
                </text:list-item>
              </text:list>
            </text:list-item>
            <text:list-item>
              <text:p text:style-name="P15">Unterordner: <text:span text:style-name="T1">docs</text:span></text:p>
              <text:list>
                <text:list-item>
                  <text:p text:style-name="P18"><text:soft-page-break/>umgewandelte Text Dateien</text:p>
                </text:list-item>
              </text:list>
            </text:list-item>
          </text:list>
          <text:p text:style-name="P20">→ diese Ordnerstruktur muss zwingend eingehalten werden um das Funktionieren des Programmes zu sichern</text:p>
        </text:list-item>
      </text:list>
      <text:h text:style-name="P11" text:outline-level="2"><text:bookmark-start text:name="__RefHeading___Toc14231_776012695"/>Extrahieren der SEL-Koordinaten aus den *.txt Files<text:bookmark-end text:name="__RefHeading___Toc14231_776012695"/></text:h>
      <text:list text:style-name="L4">
        <text:list-item>
          <text:p text:style-name="P16">Erstelle je eine Liste mit allen relevanten (‘.dat.txt’ und ‘.tif’) Dokumenten in <text:span text:style-name="T1">docs</text:span><text:span text:style-name="T5"> und </text:span><text:span text:style-name="T1">pics </text:span><text:span text:style-name="T5">(Unterordner Latchups wird nicht berücksichtigt)</text:span></text:p>
        </text:list-item>
        <text:list-item>
          <text:p text:style-name="P16"><text:span text:style-name="T5">der Folgende Ablauf wird für jedes relevante Dokument in</text:span><text:span text:style-name="T1"> docs</text:span><text:span text:style-name="T5"> ausgeführt:</text:span></text:p>
          <text:list>
            <text:list-item>
              <text:p text:style-name="P19"><text:s/>Zeilenweise einlesen</text:p>
            </text:list-item>
            <text:list-item>
              <text:p text:style-name="P19">Header Löschen</text:p>
            </text:list-item>
            <text:list-item>
              <text:p text:style-name="P19">Zeile in 5 Elemente aufteilen (s. Aufbau der Daten)</text:p>
            </text:list-item>
            <text:list-item>
              <text:p text:style-name="P19">Wenn ein SEL vorliegt Zeile in Liste ‘LatchUps’ speichern</text:p>
            </text:list-item>
          </text:list>
        </text:list-item>
      </text:list>
      <text:h text:style-name="P11" text:outline-level="2"><text:bookmark-start text:name="__RefHeading___Toc14233_776012695"/>Einzeichnen der SEL auf den Bildern<text:bookmark-end text:name="__RefHeading___Toc14233_776012695"/></text:h>
      <text:list xml:id="list2775231154" text:style-name="L5">
        <text:list-item>
          <text:p text:style-name="P17">Mit den sortierten Daten</text:p>
        </text:list-item>
        <text:list-item>
          <text:p text:style-name="P17">finde zu Daten korrespondierendes Bild</text:p>
        </text:list-item>
        <text:list-item>
          <text:p text:style-name="P17">öffne Bild mit openCV und lasse Dimensionen berechnen <text:span text:style-name="T6">(format: numpy Array)</text:span></text:p>
        </text:list-item>
        <text:list-item>
          <text:p text:style-name="P17">berechne für jeden SEL die Koordinaten nin pixeln bezogen auf den Scanbereich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 text:c="53"/><draw:frame draw:style-name="fr2" draw:name="Object1" text:anchor-type="as-char" svg:y="-0.2693in" svg:width="1.0272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able_20_Contents"><text:s text:c="53"/><draw:frame draw:style-name="fr2" draw:name="Object2" text:anchor-type="as-char" svg:y="-0.2693in" svg:width="1.048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5">P<text:span text:style-name="T3"> – Position im Scanbereich in Pixeln</text:span></text:p>
            <text:p text:style-name="P5">d – Ablenkung </text:p>
            <text:p text:style-name="P5">x<text:span text:style-name="T2">ADC</text:span><text:span text:style-name="T4">/y</text:span><text:span text:style-name="T2">ADC</text:span><text:span text:style-name="T4"> – Position im Scanbereich bezogen auf ADC</text:span></text:p>
            <text:p text:style-name="P8">ADC – 12bit (4096)</text:p>
          </table:table-cell>
        </table:table-row>
      </table:table>
      <text:p text:style-name="P6"/>
      <text:list xml:id="list131425054563825" text:continue-numbering="true" text:style-name="L5">
        <text:list-item>
          <text:p text:style-name="P17">Rechne die berechneten Positionen in Bildkoordinaten um:</text:p>
          <text:list>
            <text:list-item>
              <text:p text:style-name="P17">spiegle an der y-Achse (<text:span text:style-name="T1">warum auskommentiert???</text:span><text:span text:style-name="T5">)</text:span></text:p>
            </text:list-item>
            <text:list-item>
              <text:p text:style-name="P17">drehe den Koordinatenvektor um 90° gegen den Uhrzeigersinn (<text:span text:style-name="T1">warum auskommentiert???</text:span><text:span text:style-name="T5">)</text:span></text:p>
            </text:list-item>
            <text:list-item>
              <text:p text:style-name="P17">Koordinatentransformation:</text:p>
              <text:list>
                <text:list-item>
                  <text:p text:style-name="P17"><draw:frame draw:style-name="fr2" draw:name="Object3" text:anchor-type="as-char" svg:y="-0.2693in" svg:width="1.578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      </text:list-item>
                <text:list-item>
                  <text:p text:style-name="P17"><draw:frame draw:style-name="fr2" draw:name="Object4" text:anchor-type="as-char" svg:y="-0.2693in" svg:width="1.6492in" svg:height="0.4189in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21">Generiere Rahmen (optional)</text:p>
        </text:list-item>
        <text:list-item>
          <text:p text:style-name="P21">im Bild (np Array):</text:p>
          <text:list>
            <text:list-item>
              <text:p text:style-name="P21"><text:soft-page-break/>ändere die Pixel mit SEL zu [0, 0, 255] (rot)</text:p>
            </text:list-item>
            <text:list-item>
              <text:p text:style-name="P21">OPTIONAL: ändere die Pixel im Rahmen zu [255, 0, 0] (blau) (<text:span text:style-name="T1">Reihenfolge aendern!!!</text:span>)</text:p>
            </text:list-item>
          </text:list>
        </text:list-item>
        <text:list-item>
          <text:p text:style-name="P21">Bild mit openCV im Ordner Latchups speichern</text:p>
        </text:list-item>
      </text:list>
      <text:p text:style-name="P4"/>
      <text:h text:style-name="P10" text:outline-level="1"><text:bookmark-start text:name="__RefHeading___Toc14235_776012695"/>Zusammenfügen<text:bookmark-end text:name="__RefHeading___Toc14235_776012695"/></text:h>
      <text:list text:style-name="L6">
        <text:list-item>
          <text:p text:style-name="P22">Besser Vergleichbar</text:p>
        </text:list-item>
        <text:list-item>
          <text:p text:style-name="P22">alle Bereiche Gescannt?</text:p>
        </text:list-item>
      </text:list>
      <text:h text:style-name="P12" text:outline-level="2"><text:bookmark-start text:name="__RefHeading___Toc14237_776012695"/>Hugin<text:bookmark-end text:name="__RefHeading___Toc14237_776012695"/></text:h>
      <text:list text:style-name="L7">
        <text:list-item>
          <text:p text:style-name="P24">Foss stitching SW</text:p>
        </text:list-item>
        <text:list-item>
          <text:p text:style-name="P24">Bilder laden</text:p>
        </text:list-item>
        <text:list-item>
          <text:p text:style-name="P24">korrespondierende Punkte automatisch oder Manuell finden und sortieren</text:p>
        </text:list-item>
        <text:list-item>
          <text:p text:style-name="P24">panorama stitchen</text:p>
        </text:list-item>
        <text:list-item>
          <text:p text:style-name="P24">SEL werden “verschluckt” da sie nur auf einem der Bilder eingezeichnet sind</text:p>
        </text:list-item>
        <text:list-item>
          <text:p text:style-name="P24">aus dem Projektfile konnten die Homographiematritzen, bzw. Trasformationsinformationen nich rekonstruiert werden um die bilder spaeter uebereinander zu legen</text:p>
        </text:list-item>
      </text:list>
      <text:p text:style-name="P23">→ Herangehensweise musste verworfen werden</text:p>
      <text:h text:style-name="P12" text:outline-level="2"><text:bookmark-start text:name="__RefHeading___Toc14239_776012695"/>Python – Panorama<text:bookmark-end text:name="__RefHeading___Toc14239_776012695"/></text:h>
      <text:list text:style-name="L8">
        <text:list-item>
          <text:p text:style-name="P25">Anstelle von hugin wurde ein Python Script zum Erstellen des Panorama geschrieben</text:p>
        </text:list-item>
        <text:list-item>
          <text:p text:style-name="P25">SEL wurden immernoch ‘verschluckt’ </text:p>
        </text:list-item>
      </text:list>
      <text:p text:style-name="P23">→ Herangehensweise anpassen</text:p>
      <text:h text:style-name="P12" text:outline-level="2"><text:bookmark-start text:name="__RefHeading___Toc14241_776012695"/>Python – Homograpie<text:bookmark-end text:name="__RefHeading___Toc14241_776012695"/></text:h>
      <text:list xml:id="list285889390" text:style-name="L9">
        <text:list-item>
          <text:p text:style-name="P26">Erstellen eines Panorama mit den originalbildern (ohne SEL)</text:p>
        </text:list-item>
        <text:list-item>
          <text:p text:style-name="P26">zwischen diesem Panorama und den einzelbildern können Homographiematritzen berechnet werden:</text:p>
          <text:list>
            <text:list-item>
              <text:p text:style-name="P26">finde korrespondierende Punkte in beiden Bildern und speichere die ‘guten’ korrespondenzen</text:p>
            </text:list-item>
            <text:list-item>
              <text:p text:style-name="P26">benutze openCV zur erstellen der Homographiematrix</text:p>
            </text:list-item>
            <text:list-item>
              <text:p text:style-name="P26">es gilt: <draw:frame draw:style-name="fr1" draw:name="Object5" text:anchor-type="as-char" svg:y="-0.1484in" svg:width="0.5484in" svg:height="0.1846in" draw:z-index="4"><draw:object xlink:href="./Object 5" xlink:type="simple" xlink:show="embed" xlink:actuate="onLoad"/><draw:image xlink:href="./ObjectReplacements/Object 5" xlink:type="simple" xlink:show="embed" xlink:actuate="onLoad"/></draw:frame><text:s/>(x – koordinaten in originalbild, x’ – Koordinaten in Panorama, H- Homographie Matrix)</text:p>
            </text:list-item>
            <text:list-item>
              <text:p text:style-name="P26"><text:soft-page-break/>berechne SEL-Koordinaten für Panorama</text:p>
            </text:list-item>
            <text:list-item>
              <text:p text:style-name="P26">zeichne SEL in Panorama ein</text:p>
            </text:list-item>
          </text:list>
        </text:list-item>
        <text:list-item>
          <text:p text:style-name="P26">Scanbereiche sind an der y-Achse gepiegelt und um 90° entgegen des Uhrzeigersinns gedreht</text:p>
        </text:list-item>
        <text:list-item>
          <text:p text:style-name="P26">Idee hat potential, Aufwand ist aber im Vergleich zum Nutzen zu hoch</text:p>
        </text:list-item>
      </text:list>
      <text:h text:style-name="P12" text:outline-level="2"><text:bookmark-start text:name="__RefHeading___Toc14243_776012695"/>Manuell<text:bookmark-end text:name="__RefHeading___Toc14243_776012695"/></text:h>
      <text:list xml:id="list435369731" text:style-name="L10">
        <text:list-item>
          <text:p text:style-name="P27">Einzelbilder werden gecropt bis nur noch der Scanbereich vorhanden ist</text:p>
        </text:list-item>
        <text:list-item>
          <text:p text:style-name="P27">Scanbereiche werden manuell ausgerichtet und zusammengefügt</text:p>
        </text:list-item>
      </text:list>
      <text:list xml:id="list131426410821513" text:continue-list="list131425054563825" text:style-name="L5">
        <text:list-header>
          <text:p text:style-name="P17"/>
        </text:list-header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4:23:31.005465672</meta:creation-date>
    <dc:date>2023-06-10T13:14:24.326067791</dc:date>
    <meta:editing-duration>PT3H58S</meta:editing-duration>
    <meta:editing-cycles>4</meta:editing-cycles>
    <meta:generator>LibreOffice/7.5.3.2$Linux_X86_64 LibreOffice_project/50$Build-2</meta:generator>
    <meta:document-statistic meta:table-count="1" meta:image-count="0" meta:object-count="5" meta:page-count="5" meta:paragraph-count="99" meta:word-count="625" meta:character-count="4225" meta:non-whitespace-character-count="3633"/>
  </office:meta>
</office:document-meta>
</file>

<file path=Object 1/content.xml><?xml version="1.0" encoding="utf-8"?>
<math xmlns="http://www.w3.org/1998/Math/MathML" display="block">
  <semantics>
    <mrow>
      <mrow>
        <msub>
          <mi>P</mi>
          <mi>x</mi>
        </msub>
        <mo stretchy="false">=</mo>
        <mfrac>
          <msub>
            <mi>d</mi>
            <mi>x</mi>
          </msub>
          <mi mathvariant="italic">ADC</mi>
        </mfrac>
      </mrow>
      <msub>
        <mi>x</mi>
        <mi mathvariant="italic">ADC</mi>
      </msub>
    </mrow>
    <annotation encoding="StarMath 5.0">P_x = {d_x} over {ADC} x_ADC</annotation>
  </semantics>
</math>
</file>

<file path=Object 2/content.xml><?xml version="1.0" encoding="utf-8"?>
<math xmlns="http://www.w3.org/1998/Math/MathML" display="block">
  <semantics>
    <mrow>
      <mrow>
        <msub>
          <mi>P</mi>
          <mi>y</mi>
        </msub>
        <mo stretchy="false">=</mo>
        <mfrac>
          <msub>
            <mi>d</mi>
            <mi>y</mi>
          </msub>
          <mi mathvariant="italic">ADC</mi>
        </mfrac>
      </mrow>
      <msub>
        <mi>y</mi>
        <mi mathvariant="italic">ADC</mi>
      </msub>
    </mrow>
    <annotation encoding="StarMath 5.0">P_y = d_y over ADC y_ADC</annotation>
  </semantics>
</math>
</file>

<file path=Object 3/content.xml><?xml version="1.0" encoding="utf-8"?>
<math xmlns="http://www.w3.org/1998/Math/MathML" display="block">
  <semantics>
    <mrow>
      <msub>
        <mi>x</mi>
        <mi mathvariant="italic">Bild</mi>
      </msub>
      <mo stretchy="false">=</mo>
      <mrow>
        <msub>
          <mi>P</mi>
          <mrow>
            <mi>x</mi>
            <mi>,</mi>
            <mi mathvariant="italic">neu</mi>
          </mrow>
        </msub>
        <mo stretchy="false">+</mo>
        <mfrac>
          <mi mathvariant="italic">höhe</mi>
          <mn>2</mn>
        </mfrac>
        <mo stretchy="false">−</mo>
        <mfrac>
          <msub>
            <mi>d</mi>
            <mi>y</mi>
          </msub>
          <mn>2</mn>
        </mfrac>
      </mrow>
    </mrow>
    <annotation encoding="StarMath 5.0">x_Bild = P_{x,neu} + höhe over 2 - d_y over 2</annotation>
  </semantics>
</math>
</file>

<file path=Object 4/content.xml><?xml version="1.0" encoding="utf-8"?>
<math xmlns="http://www.w3.org/1998/Math/MathML" display="block">
  <semantics>
    <mrow>
      <msub>
        <mi>y</mi>
        <mi mathvariant="italic">Bild</mi>
      </msub>
      <mo stretchy="false">=</mo>
      <mrow>
        <msub>
          <mi>P</mi>
          <mrow>
            <mi>y</mi>
            <mi>,</mi>
            <mi mathvariant="italic">neu</mi>
          </mrow>
        </msub>
        <mo stretchy="false">+</mo>
        <mfrac>
          <mi mathvariant="italic">breite</mi>
          <mn>2</mn>
        </mfrac>
        <mo stretchy="false">−</mo>
        <mfrac>
          <msub>
            <mi>d</mi>
            <mi>x</mi>
          </msub>
          <mn>2</mn>
        </mfrac>
      </mrow>
    </mrow>
    <annotation encoding="StarMath 5.0">y_Bild = P_{y,neu} + breite over 2 - d_x over 2</annotation>
  </semantics>
</math>
</file>

<file path=Object 5/content.xml><?xml version="1.0" encoding="utf-8"?>
<math xmlns="http://www.w3.org/1998/Math/MathML" display="block">
  <semantics>
    <mrow>
      <mi>x</mi>
      <mrow>
        <mi>'</mi>
        <mo stretchy="false">=</mo>
        <mi>H</mi>
      </mrow>
      <mi>x</mi>
    </mrow>
    <annotation encoding="StarMath 5.0">x' = H x</annotation>
  </semantics>
</math>
</file>